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69.804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a9d18e" draw:opacity="69.804%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2083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9" style:parent-style-name="Graphics">
      <style:graphic-properties draw:fill="none" fo:clip="rect(0in, 0in, 0in, 0in)" draw:stroke="non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draw:stroke="non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0" draw:master-page-name="Master1-Layout1-title-Titeldia" presentation:presentation-page-layout-name="Master1-PPL1" draw:id="Slide-256">
        <draw:frame draw:id="id63" draw:style-name="a381" draw:name="Afbeelding 4" svg:x="0in" svg:y="0in" svg:width="11.87783in" svg:height="7.5in" style:rel-width="scale" style:rel-height="scale">
          <draw:image xlink:href="media/image1.jpg" xlink:type="simple" xlink:show="embed" xlink:actuate="onLoad"/>
          <svg:title/>
          <svg:desc/>
        </draw:frame>
        <draw:custom-shape svg:x="0.30769in" svg:y="0.23087in" svg:width="11.37179in" svg:height="0.70492in" draw:id="id64" draw:style-name="a385" draw:name="Tekstballon: rechthoek 5">
          <svg:title/>
          <svg:desc/>
          <text:p text:style-name="a384" text:class-names="" text:cond-style-name=""><text:span text:style-name="a382" text:class-names="">menu</text:span><text:span text:style-name="a383" text:class-names=""/></text:p>
          <draw:enhanced-geometry xmlns:dr3d="urn:oasis:names:tc:opendocument:xmlns:dr3d:1.0" draw:type="non-primitive" svg:viewBox="0 0 21600 216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 draw:text-areas="0 0 21600 21600" draw:glue-points="?f40 ?f41" draw:glue-point-leaving-directions="180" draw:modifiers="6540 13693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svg:x="0.30769in" svg:y="1.16667in" svg:width="11.37179in" svg:height="2.03846in" draw:id="id65" draw:style-name="a392" draw:name="Tekstballon: rechthoek 6">
          <svg:title/>
          <svg:desc/>
          <text:p text:style-name="a391" text:class-names="" text:cond-style-name=""><text:span text:style-name="a386" text:class-names="">Oosterpark<text:s text:c="1"/></text:span><text:span text:style-name="a387" text:class-names="">testing</text:span><text:span text:style-name="a388" text:class-names=""><text:s text:c="1"/></text:span><text:span text:style-name="a389" text:class-names="">sampl</text:span><text:span text:style-name="a390" text:class-names="">e</text:span></text:p>
          <draw:enhanced-geometry xmlns:dr3d="urn:oasis:names:tc:opendocument:xmlns:dr3d:1.0" draw:type="non-primitive" svg:viewBox="0 0 21600 216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 draw:text-areas="0 0 21600 21600" draw:glue-points="?f40 ?f41" draw:glue-point-leaving-directions="180" draw:modifiers="6540 13693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svg:x="0.22436in" svg:y="3.436in" svg:width="5.76923in" svg:height="3.75103in" draw:id="id66" draw:style-name="a395" draw:name="Tekstballon: rechthoek 8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21600 216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 draw:text-areas="0 0 21600 21600" draw:glue-points="?f40 ?f41" draw:glue-point-leaving-directions="180" draw:modifiers="6540 13693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svg:x="0.30769in" svg:y="6.39247in" svg:width="5.58974in" svg:height="0.70492in" draw:id="id67" draw:style-name="a398" draw:name="Tekstballon: rechthoek 7">
          <svg:title/>
          <svg:desc/>
          <text:p text:style-name="a397" text:class-names="" text:cond-style-name=""><text:span text:style-name="a396" text:class-names="">De opmaak van foto’s + bijschrift</text:span></text:p>
          <draw:enhanced-geometry xmlns:dr3d="urn:oasis:names:tc:opendocument:xmlns:dr3d:1.0" draw:type="non-primitive" svg:viewBox="0 0 21600 216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 draw:text-areas="0 0 21600 21600" draw:glue-points="?f40 ?f41" draw:glue-point-leaving-directions="180" draw:modifiers="6028 18800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id="id68" draw:style-name="a399" draw:transform="translate(-1.2881in -2.79487in) rotate(-1.5708) translate(3.10256in 5.01474in)" draw:name="Picture 2" svg:width="2.5762in" svg:height="5.58974in" style:rel-width="scale" style:rel-height="scale">
          <draw:image xlink:href="media/image2.png" xlink:type="simple" xlink:show="embed" xlink:actuate="onLoad"/>
          <svg:title/>
          <svg:desc>iphonefoto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4" draw:name="Tijdelijke aanduiding voor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1" presentation:style-name="a21" draw:name="Tijdelijke aanduiding vo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en om de tekststijl van het model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Tijdelijke aanduiding voor datum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Tijdelijke aanduiding voor voettekst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Tijdelijke aanduiding voor dianumm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dia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Klik om stijl te bewerken</text:span><text:span text:style-name="a36" text:class-names=""/></text:p>
        </draw:text-box>
        <svg:title/>
        <svg:desc/>
      </draw:frame>
      <draw:frame draw:id="id6" presentation:style-name="a42" draw:name="Ond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kken om de ondertitelstijl van het model te bewerken</text:span><text:span text:style-name="a40" text:class-names=""/></text:p>
        </draw:text-box>
        <svg:title/>
        <svg:desc/>
      </draw:frame>
      <draw:frame draw:id="id7" presentation:style-name="a47" draw:name="Tijdelijke aanduiding voor datum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Tijdelijke aanduiding voor voettekst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Tijdelijke aanduiding voor dianumm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en-objec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Klik om stijl te bewerken</text:span><text:span text:style-name="a57" text:class-names=""/></text:p>
        </draw:text-box>
        <svg:title/>
        <svg:desc/>
      </draw:frame>
      <draw:frame draw:id="id11" presentation:style-name="a76" draw:name="Tijdelijke aanduiding voor inhoud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kken om de tekststijl van het model te bewerk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Tweed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Vijfd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Tijdelijke aanduiding voor datum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Tijdelijke aanduiding voor voettekst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Tijdelijke aanduiding voor dianumm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ekop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Klik om stijl te bewerken</text:span><text:span text:style-name="a91" text:class-names=""/></text:p>
        </draw:text-box>
        <svg:title/>
        <svg:desc/>
      </draw:frame>
      <draw:frame draw:id="id16" presentation:style-name="a97" draw:name="Tijdelijke aanduiding voor tekst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kken om de tekststijl van het model te bewerken</text:span></text:p>
            </text:list-item>
          </text:list>
        </draw:text-box>
        <svg:title/>
        <svg:desc/>
      </draw:frame>
      <draw:frame draw:id="id17" presentation:style-name="a102" draw:name="Tijdelijke aanduiding voor datum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Tijdelijke aanduiding voor voettekst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Tijdelijke aanduiding voor dianumm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Inhoud-van-twe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Klik om stijl te bewerken</text:span><text:span text:style-name="a112" text:class-names=""/></text:p>
        </draw:text-box>
        <svg:title/>
        <svg:desc/>
      </draw:frame>
      <draw:frame draw:id="id21" presentation:style-name="a131" draw:name="Tijdelijke aanduiding voor inhoud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ken om de tekststijl van het model te bewerk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Tweed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Vijfd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Tijdelijke aanduiding voor inhoud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ken om de tekststijl van het model te bewerk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Tweed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Vijfd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Tijdelijke aanduiding voor datum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Tijdelijke aanduiding voor voettekst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Tijdelijke aanduiding voor dianumm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elijking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Klik om stijl te bewerken</text:span><text:span text:style-name="a163" text:class-names=""/></text:p>
        </draw:text-box>
        <svg:title/>
        <svg:desc/>
      </draw:frame>
      <draw:frame draw:id="id27" presentation:style-name="a169" draw:name="Tijdelijke aanduiding voor tekst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ken om de tekststijl van het model te bewerken</text:span></text:p>
            </text:list-item>
          </text:list>
        </draw:text-box>
        <svg:title/>
        <svg:desc/>
      </draw:frame>
      <draw:frame draw:id="id28" presentation:style-name="a186" draw:name="Tijdelijke aanduiding voor inhoud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kken om de tekststijl van het model te bewerk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Tweed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Vijfd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ijdelijke aanduiding voor tekst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ken om de tekststijl van het model te bewerken</text:span></text:p>
            </text:list-item>
          </text:list>
        </draw:text-box>
        <svg:title/>
        <svg:desc/>
      </draw:frame>
      <draw:frame draw:id="id30" presentation:style-name="a207" draw:name="Tijdelijke aanduiding voor inhoud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ken om de tekststijl van het model te bewerk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Tweed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Vijfd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Tijdelijke aanduiding voor datum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Tijdelijke aanduiding voor voettekst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Tijdelijke aanduiding voor dianumm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Alleen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Klik om stijl te bewerken</text:span><text:span text:style-name="a222" text:class-names=""/></text:p>
        </draw:text-box>
        <svg:title/>
        <svg:desc/>
      </draw:frame>
      <draw:frame draw:id="id35" presentation:style-name="a229" draw:name="Tijdelijke aanduiding voor datum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Tijdelijke aanduiding voor voettekst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Tijdelijke aanduiding voor dianumm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g" style:page-layout-name="pageLayout1" draw:style-name="a237">
      <draw:frame draw:id="id38" presentation:style-name="a242" draw:name="Tijdelijke aanduiding voor datum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Tijdelijke aanduiding voor voettekst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Tijdelijke aanduiding voor dianumm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oud-met-bij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Klik om stijl te bewerken</text:span><text:span text:style-name="a252" text:class-names=""/></text:p>
        </draw:text-box>
        <svg:title/>
        <svg:desc/>
      </draw:frame>
      <draw:frame draw:id="id42" presentation:style-name="a271" draw:name="Tijdelijke aanduiding voor inhoud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kken om de tekststijl van het model te bewerk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Tweed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Vijfd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ijdelijke aanduiding voor tekst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kken om de tekststijl van het model te bewerken</text:span></text:p>
            </text:list-item>
          </text:list>
        </draw:text-box>
        <svg:title/>
        <svg:desc/>
      </draw:frame>
      <draw:frame draw:id="id44" presentation:style-name="a280" draw:name="Tijdelijke aanduiding voor datum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Tijdelijke aanduiding voor voettekst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Tijdelijke aanduiding voor dianumm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Afbeelding-met-bij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Klik om stijl te bewerken</text:span><text:span text:style-name="a290" text:class-names=""/></text:p>
        </draw:text-box>
        <svg:title/>
        <svg:desc/>
      </draw:frame>
      <draw:frame draw:id="id48" presentation:style-name="a295" draw:name="Tijdelijke aanduiding voor afbeelding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ijdelijke aanduiding voor tekst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304" draw:name="Tijdelijke aanduiding voor datum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Tijdelijke aanduiding voor voettekst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Tijdelijke aanduiding voor dianumm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en-verticale-teks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Klik om stijl te bewerken</text:span><text:span text:style-name="a314" text:class-names=""/></text:p>
        </draw:text-box>
        <svg:title/>
        <svg:desc/>
      </draw:frame>
      <draw:frame draw:id="id54" presentation:style-name="a333" draw:name="Tijdelijke aanduiding voor verticale tekst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ken om de tekststijl van het model te bewerk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Tweed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Vijfd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Tijdelijke aanduiding voor datum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Tijdelijke aanduiding voor voettekst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Tijdelijke aanduiding voor dianumm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e-titel-en-tekst" style:page-layout-name="pageLayout1" draw:style-name="a346">
      <draw:frame draw:id="id58" presentation:style-name="a350" draw:name="Verticale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Klik om stijl te bewerken</text:span><text:span text:style-name="a348" text:class-names=""/></text:p>
        </draw:text-box>
        <svg:title/>
        <svg:desc/>
      </draw:frame>
      <draw:frame draw:id="id59" presentation:style-name="a367" draw:name="Tijdelijke aanduiding voor verticale tekst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kken om de tekststijl van het model te bewerk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Tweed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Vijfd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Tijdelijke aanduiding voor datum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Tijdelijke aanduiding voor voettekst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Tijdelijke aanduiding voor dianumm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esentatie</dc:title>
    <meta:initial-creator>Elena Sancisi</meta:initial-creator>
    <dc:creator>Elena Sancisi</dc:creator>
    <meta:creation-date>2019-12-17T13:00:33Z</meta:creation-date>
    <dc:date>2019-12-17T13:20:05Z</dc:date>
    <meta:editing-cycles>3</meta:editing-cycles>
    <meta:editing-duration>PT1172S</meta:editing-duration>
    <meta:document-statistic meta:paragraph-count="3" meta:word-count="10"/>
  </office:meta>
</office:document-meta>
</file>